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T1" style:family="text">
      <style:text-properties fo:language="ru" fo:country="RU"/>
    </style:style>
    <style:style style:name="T2"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p 10 things to see and do in Meteora, Greece</text:p>
      <text:p text:style-name="P2"><text:tab/></text:p>
      <text:p text:style-name="P2"><text:span text:style-name="T2"><text:tab/>The article I'm going to speak about is taken from the website “thetravelmagazine.net” and it is named “Top 10 thing to see and do in Meteora, Greece”. The author of the article is Shena Chakraborty</text:span><text:span text:style-name="T1">. In </text:span><text:span text:style-name="T2">the</text:span><text:span text:style-name="T1"> article, the author tells you what you must see and do if you find yourself in the Greek city, Meteora.The article can be logically divided into three </text:span><text:span text:style-name="T2">main </text:span><text:span text:style-name="T1">parts: extreme activities, things to do with food and visiting historical sites.</text:span></text:p>
      <text:p text:style-name="P2"><text:span text:style-name="T1"/></text:p>
      <text:p text:style-name="P2"><text:span text:style-name="T1"><text:tab/>The author begins his article by suggesting that we do some extreme activities. First he tells us about an abandoned monastery at the foot of a mountain, near which there is a narrow path to other monasteries. The author states that not only can it be followed on foot, but also by bicycle. Next, he suggests exploring Meteora through rock climbing, which is very popular in Greece. The best place for climbing, according to the author, is the Via Cordata, a rock that can be climbed with a rope, located 400 meters above the ground. Finally, the author talks about a place called Casa di Calo, where you can ride horses, even if you're underage. Thus, there are many extreme activities in Meteora.</text:span></text:p>
      <text:p text:style-name="P2"><text:span text:style-name="T1"/></text:p>
      <text:p text:style-name="P2"><text:span text:style-name="T1"><text:tab/>The author goes on to talk about what food-related activities there are on Meteora. He begins by saying that at The Natural History Museum of Meteora you can enjoy hunting for truffles, which will be used in making pasta at the end of the tour. Next, the author insists that everyone should try pork gyro, a famous Trikala dish. Finally, the author mentions one restaurant where you can order a dish of mushrooms, and the mushrooms themselves can be found with the group after reserving the order. Thus, there are many different tasty foods in Meteora that are a must try.</text:span></text:p>
      <text:p text:style-name="P2"><text:span text:style-name="T1"/></text:p>
      <text:p text:style-name="P2"><text:span text:style-name="T1"><text:tab/>After that, the author suggests visiting several historical sites. Although there are many throughout Meteora, the author cites three of the most popular as examples. One is the aforementioned museum, which features some rarities from old expeditions, as well as a huge collection of mushrooms. The second place is the ancient monk prisons in Aghio Pheumea, whose name comes from the fact that the monks liked small caves in the rocks and set up their houses in them, which made them look like prisons. The last place is the large vineyards, around which there are prehistoric caves. Thus, there are many interesting historical places to visit on Meteora.</text:span></text:p>
      <text:p text:style-name="P2"><text:span text:style-name="T1"/></text:p>
      <text:p text:style-name="P2"><text:span text:style-name="T1"><text:tab/>The author concludes by saying that although these activities themselves are interesting, but in the company of a guide they become even more interesting, and advertises one of the travel companies. </text:span></text:p>
      <text:p text:style-name="P2"><text:span text:style-name="T1"/></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0-20T18:46:55.37</meta:creation-date>
    <meta:generator>OpenOffice/4.1.11$Win32 OpenOffice.org_project/4111m1$Build-9808</meta:generator>
    <meta:document-statistic meta:table-count="0" meta:image-count="0" meta:object-count="0" meta:page-count="1" meta:paragraph-count="7" meta:word-count="450" meta:character-count="2619"/>
    <dc:date>2021-10-20T19:56:14.57</dc:date>
    <meta:editing-duration>PT1H9M20S</meta:editing-duration>
    <meta:editing-cycles>1</meta:editing-cycles>
  </office:meta>
</office:document-meta>
</file>